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11e85" officeooo:paragraph-rsid="00011e85" style:font-size-asian="12.25pt" style:font-size-complex="14pt"/>
    </style:style>
    <style:style style:name="P2" style:family="paragraph" style:parent-style-name="Standard">
      <style:text-properties fo:font-size="14pt" officeooo:rsid="00011e85" officeooo:paragraph-rsid="000330af" style:font-size-asian="12.25pt" style:font-size-complex="14pt"/>
    </style:style>
    <style:style style:name="P3" style:family="paragraph" style:parent-style-name="Standard">
      <style:text-properties fo:font-size="14pt" officeooo:rsid="0002e4f4" officeooo:paragraph-rsid="0002e4f4" style:font-size-asian="12.25pt" style:font-size-complex="14pt"/>
    </style:style>
    <style:style style:name="P4" style:family="paragraph" style:parent-style-name="Standard">
      <style:text-properties fo:font-size="14pt" officeooo:rsid="000330af" officeooo:paragraph-rsid="000330af" style:font-size-asian="12.25pt" style:font-size-complex="14pt"/>
    </style:style>
    <style:style style:name="P5" style:family="paragraph" style:parent-style-name="Standard">
      <style:text-properties fo:font-size="14pt" officeooo:rsid="0003547d" officeooo:paragraph-rsid="0003547d" style:font-size-asian="12.25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03547d" officeooo:paragraph-rsid="0003547d" style:font-size-asian="12.25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2e4f4" officeooo:paragraph-rsid="000330af" style:font-size-asian="12.25pt" style:font-size-complex="14pt"/>
    </style:style>
    <style:style style:name="P9" style:family="paragraph" style:parent-style-name="Standard">
      <style:text-properties fo:font-size="14pt" style:text-underline-style="solid" style:text-underline-width="auto" style:text-underline-color="font-color" officeooo:rsid="00011e85" officeooo:paragraph-rsid="00011e85" style:font-size-asian="12.25pt" style:font-size-complex="14pt"/>
    </style:style>
    <style:style style:name="T1" style:family="text">
      <style:text-properties officeooo:rsid="0005da6c"/>
    </style:style>
    <style:style style:name="T2" style:family="text">
      <style:text-properties officeooo:rsid="0008d431"/>
    </style:style>
    <style:style style:name="T3" style:family="text">
      <style:text-properties style:text-underline-style="solid" style:text-underline-width="auto" style:text-underline-color="font-color" officeooo:rsid="0008d4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ello world:</text:p>
      <text:p text:style-name="P6"><text:tab/>Grid</text:p>
      <text:p text:style-name="P5"/>
      <text:p text:style-name="P5">Components:</text:p>
      <text:p text:style-name="P1"/>
      <text:p text:style-name="P7"><text:tab/>Jumbotron </text:p>
      <text:p text:style-name="P7"><text:tab/>Buttons</text:p>
      <text:p text:style-name="P7"><text:tab/>Card</text:p>
      <text:p text:style-name="P7"><text:tab/><text:tab/><text:span text:style-name="T1">button block</text:span></text:p>
      <text:p text:style-name="P7"><text:tab/>List group</text:p>
      <text:p text:style-name="P7"><text:tab/><text:tab/><text:span text:style-name="T2">list group javascript behavior</text:span></text:p>
      <text:p text:style-name="P1"><text:tab/>Navs</text:p>
      <text:p text:style-name="P1"><text:tab/>Navbar</text:p>
      <text:p text:style-name="P1"><text:tab/>Dropdowns</text:p>
      <text:p text:style-name="P1"><text:tab/>Breadcrumb</text:p>
      <text:p text:style-name="P1"><text:tab/>Collapse</text:p>
      <text:p text:style-name="P8"><text:tab/>Badge</text:p>
      <text:p text:style-name="P2"><text:tab/>Modal</text:p>
      <text:p text:style-name="P3"><text:tab/>Scrollspy</text:p>
      <text:p text:style-name="P3"><text:tab/>Carousel</text:p>
      <text:p text:style-name="P4"><text:tab/>Pagination</text:p>
      <text:p text:style-name="P1"><text:tab/>Forms</text:p>
      <text:p text:style-name="P1"><text:tab/>Input group</text:p>
      <text:p text:style-name="P1"><text:tab/>Button group</text:p>
      <text:p text:style-name="P3"><text:tab/>Alerts</text:p>
      <text:p text:style-name="P1"><text:tab/>Tooltips</text:p>
      <text:p text:style-name="P1"><text:tab/>Popovers</text:p>
      <text:p text:style-name="P1"><text:tab/>Progres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00:12:27.839695483</meta:creation-date>
    <dc:date>2018-12-13T16:35:06.207005282</dc:date>
    <meta:editing-duration>PT1H52M53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" meta:paragraph-count="26" meta:word-count="34" meta:character-count="258" meta:non-whitespace-character-count="223"/>
  </office:meta>
</office:document-meta>
</file>